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3949in">
            <draw:object draw:notify-on-update-of-ranges="Sheet1.B3:Sheet1.B3 Sheet1.B4:Sheet1.B28 Sheet1.C3:Sheet1.C3 Sheet1.C4:Sheet1.C28 Sheet1.D3:Sheet1.D3 Sheet1.D4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esults-2021-05-10-221849.txt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rs</text:p>
          </table:table-cell>
          <table:table-cell table:style-name="Default" office:value-type="string" calcext:value-type="string">
            <text:p>ifthen faster b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9" calcext:value-type="percentage">
            <text:p>1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percentage" office:value="0.19" calcext:value-type="percentage">
            <text:p>1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percentage" office:value="0.27" calcext:value-type="percentage">
            <text:p>2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57" calcext:value-type="percentage">
            <text:p>5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71" calcext:value-type="percentage">
            <text:p>7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65" calcext:value-type="percentage">
            <text:p>6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71" calcext:value-type="percentage">
            <text:p>7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575" calcext:value-type="float">
            <text:p>2575</text:p>
          </table:table-cell>
          <table:table-cell office:value-type="percentage" office:value="0.69" calcext:value-type="percentage">
            <text:p>69%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52" calcext:value-type="percentage">
            <text:p>52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73" calcext:value-type="percentage">
            <text:p>7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73" calcext:value-type="percentage">
            <text:p>7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25" calcext:value-type="float">
            <text:p>7525</text:p>
          </table:table-cell>
          <table:table-cell office:value-type="percentage" office:value="0.7" calcext:value-type="percentage">
            <text:p>7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525" calcext:value-type="float">
            <text:p>7525</text:p>
          </table:table-cell>
          <table:table-cell office:value-type="percentage" office:value="0.71" calcext:value-type="percentage">
            <text:p>71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525" calcext:value-type="float">
            <text:p>7525</text:p>
          </table:table-cell>
          <table:table-cell office:value-type="percentage" office:value="0.73" calcext:value-type="percentage">
            <text:p>73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7525" calcext:value-type="float">
            <text:p>7525</text:p>
          </table:table-cell>
          <table:table-cell office:value-type="percentage" office:value="0.74" calcext:value-type="percentage">
            <text:p>74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7525" calcext:value-type="float">
            <text:p>7525</text:p>
          </table:table-cell>
          <table:table-cell office:value-type="percentage" office:value="0.75" calcext:value-type="percentage">
            <text:p>7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68" calcext:value-type="percentage">
            <text:p>68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76" calcext:value-type="percentage">
            <text:p>76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74" calcext:value-type="percentage">
            <text:p>74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74" calcext:value-type="percentage">
            <text:p>74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76" calcext:value-type="percentage">
            <text:p>76%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2" table:formula="of:=MAX([.D4:.D28])" office:value-type="percentage" office:value="0.76" calcext:value-type="percentage">
            <text:p>76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loext:min-decimal-places="0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2:23:20.165542789</meta:creation-date>
    <dc:date>2021-05-10T22:30:58.011478372</dc:date>
    <meta:editing-duration>PT7M36S</meta:editing-duration>
    <meta:editing-cycles>4</meta:editing-cycles>
    <meta:generator>LibreOffice/6.4.6.2$Linux_X86_64 LibreOffice_project/40$Build-2</meta:generator>
    <meta:document-statistic meta:table-count="1" meta:cell-count="1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21">
      <number:number number:decimal-places="0" loext:min-decimal-places="0" number:min-integer-digits="0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ubble" chart:style-name="ch1">
        <chart:legend chart:legend-position="end" svg:x="12.943cm" svg:y="4.201cm" style:legend-expansion="high" chart:style-name="ch2"/>
        <chart:plot-area chart:style-name="ch3" table:cell-range-address="Sheet1.B3:Sheet1.D28" chart:data-source-has-labels="row" svg:x="1.331cm" svg:y="0.18cm" svg:width="11.292cm" svg:height="7.659cm">
          <chartooo:coordinate-region svg:x="2.323cm" svg:y="0.379cm" svg:width="9.835cm" svg:height="6.813cm"/>
          <chart:axis chart:dimension="x" chart:name="primary-x" chart:style-name="ch4">
            <chart:title svg:x="5.703cm" svg:y="8.019cm" chart:style-name="ch5">
              <text:p>Number of cases</text:p>
            </chart:title>
          </chart:axis>
          <chart:axis chart:dimension="y" chart:name="primary-y" chart:style-name="ch4">
            <chart:title svg:x="0.451cm" svg:y="5.521cm" chart:style-name="ch6">
              <text:p>Number of iterations</text:p>
            </chart:title>
          </chart:axis>
          <chart:series chart:style-name="ch7" chart:values-cell-range-address="Sheet1.D4:Sheet1.D28" chart:label-cell-address="Sheet1.D3:Sheet1.D3" chart:class="chart:bubble">
            <chart:domain table:cell-range-address="Sheet1.C4:Sheet1.C28"/>
            <chart:domain table:cell-range-address="Sheet1.B4:Sheet1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ifthen faster by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4:Sheet1.B28</svg:desc>
                </draw:g>
              </table:table-cell>
              <table:table-cell office:value-type="float" office:value="100">
                <text:p>100</text:p>
                <draw:g>
                  <svg:desc>Sheet1.C4:Sheet1.C28</svg:desc>
                </draw:g>
              </table:table-cell>
              <table:table-cell office:value-type="float" office:value="0.06">
                <text:p>0.06</text:p>
                <draw:g>
                  <svg:desc>Sheet1.D4:Sheet1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575">
                <text:p>25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2575">
                <text:p>257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575">
                <text:p>25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575">
                <text:p>257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575">
                <text:p>257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50">
                <text:p>50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5050">
                <text:p>50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050">
                <text:p>505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5050">
                <text:p>505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5050">
                <text:p>50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525">
                <text:p>75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7525">
                <text:p>752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7525">
                <text:p>752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7525">
                <text:p>752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525">
                <text:p>75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0000">
                <text:p>10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0000">
                <text:p>10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0000">
                <text:p>10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